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69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MO Malt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erva Reef</text:p>
          </table:table-cell>
          <table:table-cell office:value-type="string" calcext:value-type="string">
            <text:p>OC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atly Is</text:p>
          </table:table-cell>
          <table:table-cell office:value-type="string" calcext:value-type="string">
            <text:p>AS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M0, XV9, 1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aco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lega &amp; St Brandon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B7, 3B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B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iguez Is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B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AF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C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obon Is</text:p>
          </table:table-cell>
          <table:table-cell office:value-type="string" calcext:value-type="string">
            <text:p>AF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C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way Reef</text:p>
          </table:table-cell>
          <table:table-cell office:value-type="string" calcext:value-type="string">
            <text:p>OC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D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OC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D2, 3DN-3DZ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uma</text:p>
          </table:table-cell>
          <table:table-cell office:value-type="string" calcext:value-type="string">
            <text:p>OC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D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ziland</text:p>
          </table:table-cell>
          <table:table-cell office:value-type="string" calcext:value-type="string">
            <text:p>AF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D6, 3DA-3DM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AF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V, T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tnam</text:p>
          </table:table-cell>
          <table:table-cell office:value-type="string" calcext:value-type="string">
            <text:p>AS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W, XV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X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vet</text:p>
          </table:table-cell>
          <table:table-cell office:value-type="string" calcext:value-type="string">
            <text:p>AF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Y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 I</text:p>
          </table:table-cell>
          <table:table-cell office:value-type="string" calcext:value-type="string">
            <text:p>AN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Y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S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D, 4J-4K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S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F, 4L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U3, YU6, 4O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AS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P-4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U Genev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U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 HQ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U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r Leste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W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men Arab Rep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W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X, 4Z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AF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A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B, C4, H2, P3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5H-5I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N-5O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R-5S, 6X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T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U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V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oa</text:p>
          </table:table-cell>
          <table:table-cell office:value-type="string" calcext:value-type="string">
            <text:p>OC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W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AF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5X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AF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5Y-5Z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V-6W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Y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O, VS9A, VS9P, VS9S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AF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P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Q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F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R, 7T-7Y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P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dives</text:p>
          </table:table-cell>
          <table:table-cell office:value-type="string" calcext:value-type="string">
            <text:p>AS, AF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Q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SA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R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Arabia/Iraq NZ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Z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wait/S Arabia NZ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K3, 8Z5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9A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G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9H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I-9J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K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L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Malaysia</text:p>
          </table:table-cell>
          <table:table-cell office:value-type="string" calcext:value-type="string">
            <text:p>AS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M4, 9M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t Malaysia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M8, 9M6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AS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N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 Rep Congo (Zaire)</text:p>
          </table:table-cell>
          <table:table-cell office:value-type="string" calcext:value-type="string">
            <text:p>AF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O-9T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ar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9S4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AF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U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nda-Urundi</text:p>
          </table:table-cell>
          <table:table-cell office:value-type="string" calcext:value-type="string">
            <text:p>AF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U5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AS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V, S6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AF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X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nidad &amp; Tobago</text:p>
          </table:table-cell>
          <table:table-cell office:value-type="string" calcext:value-type="string">
            <text:p>SA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Y-9Z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u Ail, Jabal at Tair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2_A, A1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AF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O, A2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OC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3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4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AS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5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6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7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9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kkim</text:p>
          </table:table-cell>
          <table:table-cell office:value-type="string" calcext:value-type="string">
            <text:p>AS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C3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bet</text:p>
          </table:table-cell>
          <table:table-cell office:value-type="string" calcext:value-type="string">
            <text:p>AS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C4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AS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P-6S, AP-AS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rborough Reef</text:p>
          </table:table-cell>
          <table:table-cell office:value-type="string" calcext:value-type="string">
            <text:p>AS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S7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wan</text:p>
          </table:table-cell>
          <table:table-cell office:value-type="string" calcext:value-type="string">
            <text:p>AS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M-BQ, BU, BW, BX, BV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tas Is</text:p>
          </table:table-cell>
          <table:table-cell office:value-type="string" calcext:value-type="string">
            <text:p>AS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Q9, BV9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33, 42-44</text:p>
          </table:table-cell>
          <table:table-cell office:value-type="string" calcext:value-type="string">
            <text:p>23, 24</text:p>
          </table:table-cell>
          <table:table-cell office:value-type="string" calcext:value-type="string">
            <text:p>3H-3U, BA-BZ, VR, XS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uru</text:p>
          </table:table-cell>
          <table:table-cell office:value-type="string" calcext:value-type="string">
            <text:p>OC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2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3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bia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5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6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8-C9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churia</text:p>
          </table:table-cell>
          <table:table-cell office:value-type="string" calcext:value-type="string">
            <text:p>AS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9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14, 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G, CA-CE, XQ-XR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Felix</text:p>
          </table:table-cell>
          <table:table-cell office:value-type="string" calcext:value-type="string">
            <text:p>SA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0X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ter Is</text:p>
          </table:table-cell>
          <table:table-cell office:value-type="string" calcext:value-type="string">
            <text:p>SA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0Y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an Fernandez</text:p>
          </table:table-cell>
          <table:table-cell office:value-type="string" calcext:value-type="string">
            <text:p>SA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0Z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arctica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67, 69-74</text:p>
          </table:table-cell>
          <table:table-cell office:value-type="string" calcext:value-type="string">
            <text:p>12, 13, 29, 30, 32, 38, 39</text:p>
          </table:table-cell>
          <table:table-cell office:value-type="string" calcext:value-type="string">
            <text:p>3Y, 4K1, 8J1, AT0, DP0, FT_Y, KC4, LU_Z, OR4, R1AN, VK0, VP8, ZL5, ZS7, ZX0, CE9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AF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C-5G, CN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gier</text:p>
          </table:table-cell>
          <table:table-cell office:value-type="string" calcext:value-type="string">
            <text:p>AF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N2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-CM, CO, T4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12, 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P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mao, Diu</text:p>
          </table:table-cell>
          <table:table-cell office:value-type="string" calcext:value-type="string">
            <text:p>AS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R8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a</text:p>
          </table:table-cell>
          <table:table-cell office:value-type="string" calcext:value-type="string">
            <text:p>AS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R8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uguese Timor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R8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EU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Q-CU, XX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eira Is</text:p>
          </table:table-cell>
          <table:table-cell office:value-type="string" calcext:value-type="string">
            <text:p>AF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T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ores</text:p>
          </table:table-cell>
          <table:table-cell office:value-type="string" calcext:value-type="string">
            <text:p>EU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U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SA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V-CX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ble Is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Y0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 Paul Is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Y9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AF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2-D3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4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oros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6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A-DR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OC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D-4I, DU-DZ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AF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T2, E3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estine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4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Cook Is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62, 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ZK1, E5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Cook Is</text:p>
          </table:table-cell>
          <table:table-cell office:value-type="string" calcext:value-type="string">
            <text:p>OC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ZK1, E5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ue</text:p>
          </table:table-cell>
          <table:table-cell office:value-type="string" calcext:value-type="string">
            <text:p>OC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6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nia-Hercegovin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9, E7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U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-AO, EA-EH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earic Is</text:p>
          </table:table-cell>
          <table:table-cell office:value-type="string" calcext:value-type="string">
            <text:p>EU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A6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ry Is</text:p>
          </table:table-cell>
          <table:table-cell office:value-type="string" calcext:value-type="string">
            <text:p>AF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A8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uta &amp; Melilla</text:p>
          </table:table-cell>
          <table:table-cell office:value-type="string" calcext:value-type="string">
            <text:p>AF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A9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ni</text:p>
          </table:table-cell>
          <table:table-cell office:value-type="string" calcext:value-type="string">
            <text:p>AF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A9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I-EJ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S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G, EK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L-5M, 6Z, A8, D5, EL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AS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B-9D, EP-EQ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EU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O, ER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U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, ES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AF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9E-9F, ET</text:p>
          </table:table-cell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EU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C, EU-EW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30, 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M, EX</text:p>
          </table:table-cell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AS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J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AS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H, EZ</text:p>
          </table:table-cell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, TM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nch W Africa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F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deloupe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-TQ, FG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otte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X, FH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oros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B8, FH</text:p>
          </table:table-cell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Indo China</text:p>
          </table:table-cell>
          <table:table-cell office:value-type="string" calcext:value-type="string">
            <text:p>AS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I8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 Barthelemy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, FJ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terfield Is</text:p>
          </table:table-cell>
          <table:table-cell office:value-type="string" calcext:value-type="string">
            <text:p>OC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X, FK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string" calcext:value-type="string">
            <text:p>OC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X, FK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, FM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nch India</text:p>
          </table:table-cell>
          <table:table-cell office:value-type="string" calcext:value-type="string">
            <text:p>AS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M</text:p>
          </table:table-cell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string" calcext:value-type="string">
            <text:p>OC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X, FO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 Is</text:p>
          </table:table-cell>
          <table:table-cell office:value-type="string" calcext:value-type="string">
            <text:p>OC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X, FO0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pperton Is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X, FO0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quesas Is</text:p>
          </table:table-cell>
          <table:table-cell office:value-type="string" calcext:value-type="string">
            <text:p>OC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X, FO0</text:p>
          </table:table-cell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 Pierre &amp; Miquelon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X, FP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Equatorial Afric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47, 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Q8</text:p>
          </table:table-cell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nion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O, FR</text:p>
          </table:table-cell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 Martin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, FS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rioso Is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_G, TO</text:p>
          </table:table-cell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an de Nova, Europa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T_E, FR_J, TO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melin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_T, TO</text:p>
          </table:table-cell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zet</text:p>
          </table:table-cell>
          <table:table-cell office:value-type="string" calcext:value-type="string">
            <text:p>AF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X, FT_W</text:p>
          </table:table-cell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guelen Is</text:p>
          </table:table-cell>
          <table:table-cell office:value-type="string" calcext:value-type="string">
            <text:p>AF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X, FT_X</text:p>
          </table:table-cell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sterdam &amp; St Paul Is</text:p>
          </table:table-cell>
          <table:table-cell office:value-type="string" calcext:value-type="string">
            <text:p>AF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X, FZ_Z</text:p>
          </table:table-cell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is &amp; Futuna Is</text:p>
          </table:table-cell>
          <table:table-cell office:value-type="string" calcext:value-type="string">
            <text:p>OC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X, FW</text:p>
          </table:table-cell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SA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, FY</text:p>
          </table:table-cell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A-2Z, GA-GZ, MA-MZ, G</text:p>
          </table:table-cell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e of Man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D, GT, MD, MT, GD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Ireland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I, GN, MI, MN, GI</text:p>
          </table:table-cell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sey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J, GH, MJ, MH, GJ</text:p>
          </table:table-cell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land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M, GS, GZ, MM, MS, MZ, GM</text:p>
          </table:table-cell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ernsey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U, GP, MU, MP, GU</text:p>
          </table:table-cell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W, GC, MW, MC, GW</text:p>
          </table:table-cell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omon Is</text:p>
          </table:table-cell>
          <table:table-cell office:value-type="string" calcext:value-type="string">
            <text:p>OC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 H4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otu</text:p>
          </table:table-cell>
          <table:table-cell office:value-type="string" calcext:value-type="string">
            <text:p>OC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 H40</text:p>
          </table:table-cell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 HA, HG</text:p>
          </table:table-cell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B, HE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B0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SA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C-HD</text:p>
          </table:table-cell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pagos Is</text:p>
          </table:table-cell>
          <table:table-cell office:value-type="string" calcext:value-type="string">
            <text:p>SA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C8</text:p>
          </table:table-cell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V, HH</text:p>
          </table:table-cell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inican Rep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</text:p>
          </table:table-cell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SA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J-5K, HJ-HK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pelo Is</text:p>
          </table:table-cell>
          <table:table-cell office:value-type="string" calcext:value-type="string">
            <text:p>SA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K0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Andres &amp; Providenci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K0</text:p>
          </table:table-cell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jo Nuevo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K0</text:p>
          </table:table-cell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rana Bnk, Roncador Cay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P3, KS4, HK0</text:p>
          </table:table-cell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Korea</text:p>
          </table:table-cell>
          <table:table-cell office:value-type="string" calcext:value-type="string">
            <text:p>AS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K-6N, DS-DT, D7-D9, HL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E-3F, HO-HP, H3, H8-H9</text:p>
          </table:table-cell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Q-HR</text:p>
          </table:table-cell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AS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2, HS</text:p>
          </table:table-cell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tican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V</text:p>
          </table:table-cell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Z, HZ, 7Z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EU, AF</text:p>
          </table:table-cell>
          <table:table-cell office:value-type="string" calcext:value-type="string">
            <text:p>28, 37</text:p>
          </table:table-cell>
          <table:table-cell office:value-type="string" calcext:value-type="string">
            <text:p>15, 33</text:p>
          </table:table-cell>
          <table:table-cell office:value-type="string" calcext:value-type="string">
            <text:p>IA-IZ</text:p>
          </table:table-cell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este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1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l Somaliland</text:p>
          </table:table-cell>
          <table:table-cell office:value-type="string" calcext:value-type="string">
            <text:p>AF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5</text:p>
          </table:table-cell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dini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S</text:p>
          </table:table-cell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AF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J2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3</text:p>
          </table:table-cell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J5</text:p>
          </table:table-cell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 Luci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6</text:p>
          </table:table-cell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7</text:p>
          </table:table-cell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 Vincent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8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AS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J-7N, 8J-8N, JA-JC, JE-JS</text:p>
          </table:table-cell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ami Torishima</text:p>
          </table:table-cell>
          <table:table-cell office:value-type="string" calcext:value-type="string">
            <text:p>OC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D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asawara</text:p>
          </table:table-cell>
          <table:table-cell office:value-type="string" calcext:value-type="string">
            <text:p>AS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D</text:p>
          </table:table-cell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ino Tori-shima</text:p>
          </table:table-cell>
          <table:table-cell office:value-type="string" calcext:value-type="string">
            <text:p>AS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J1, JD1</text:p>
          </table:table-cell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32, 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T-JV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albard</text:p>
          </table:table-cell>
          <table:table-cell office:value-type="string" calcext:value-type="string">
            <text:p>EU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W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 Mayen</text:p>
          </table:table-cell>
          <table:table-cell office:value-type="string" calcext:value-type="string">
            <text:p>EU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X</text:p>
          </table:table-cell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Y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h New Guinea</text:p>
          </table:table-cell>
          <table:table-cell office:value-type="string" calcext:value-type="string">
            <text:p>OC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Z0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6-08</text:p>
          </table:table-cell>
          <table:table-cell office:value-type="string" calcext:value-type="string">
            <text:p>03-05</text:p>
          </table:table-cell>
          <table:table-cell office:value-type="string" calcext:value-type="string">
            <text:p>AA-AL, KA-KZ, NA-NZ, WA-WZ, K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Guantanamo Bay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G4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na Is</text:p>
          </table:table-cell>
          <table:table-cell office:value-type="string" calcext:value-type="string">
            <text:p>OC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H0, NH0, WH0, KH0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er &amp; Howland Is</text:p>
          </table:table-cell>
          <table:table-cell office:value-type="string" calcext:value-type="string">
            <text:p>OC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H1, NH1, WH1, KH1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OC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H2, NH2, WH2, KH2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 Is</text:p>
          </table:table-cell>
          <table:table-cell office:value-type="string" calcext:value-type="string">
            <text:p>OC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H3, NH3, WH3, KH3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way Is</text:p>
          </table:table-cell>
          <table:table-cell office:value-type="string" calcext:value-type="string">
            <text:p>OC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H4, NH4, WH4, KH4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yra, Jarvis Is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61, 6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H5, NH5, WH5, KH5</text:p>
          </table:table-cell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man Reef</text:p>
          </table:table-cell>
          <table:table-cell office:value-type="string" calcext:value-type="string">
            <text:p>OC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H5K, NH5K, WH5K, KH5K</text:p>
          </table:table-cell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OC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H6, NH6, WH6, AH7, KH7, NH7, WH7, KH6</text:p>
          </table:table-cell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re Is</text:p>
          </table:table-cell>
          <table:table-cell office:value-type="string" calcext:value-type="string">
            <text:p>OC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H7K, NH7K, WH7K, KH7K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 Samoa</text:p>
          </table:table-cell>
          <table:table-cell office:value-type="string" calcext:value-type="string">
            <text:p>OC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H8, NH8, WH8, KH8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in's Island</text:p>
          </table:table-cell>
          <table:table-cell office:value-type="string" calcext:value-type="string">
            <text:p>OC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H8S, NH8S, WH8S, KH8S</text:p>
          </table:table-cell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ke Is</text:p>
          </table:table-cell>
          <table:table-cell office:value-type="string" calcext:value-type="string">
            <text:p>OC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H9, NH9, WH9, KH9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1, 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, NL, WL, KL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assa I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P1, WP1, KP1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 I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P2, WP2, KP2</text:p>
          </table:table-cell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P3, NP3, WP3, NP4, WP4, KP4</text:p>
          </table:table-cell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cheo I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P5, WP5, KP5</text:p>
          </table:table-cell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inawa (Ryukyu)</text:p>
          </table:table-cell>
          <table:table-cell office:value-type="string" calcext:value-type="string">
            <text:p>AS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R8, JR6, KA6, KR6</text:p>
          </table:table-cell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n I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 KS4</text:p>
          </table:table-cell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l Zone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 KZ5</text:p>
          </table:table-cell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EU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LA-LN</text:p>
          </table:table-cell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14, 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Y-AZ, LO-LW, L2-L9</text:p>
          </table:table-cell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X</text:p>
          </table:table-cell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EU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P, LY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Z</text:p>
          </table:table-cell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SA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T, OA-OC</text:p>
          </table:table-cell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D</text:p>
          </table:table-cell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EU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F-OJ</text:p>
          </table:table-cell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d Is</text:p>
          </table:table-cell>
          <table:table-cell office:value-type="string" calcext:value-type="string">
            <text:p>EU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H0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 Reef</text:p>
          </table:table-cell>
          <table:table-cell office:value-type="string" calcext:value-type="string">
            <text:p>EU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J0</text:p>
          </table:table-cell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K-OL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M</text:p>
          </table:table-cell>
          <table:table-cell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-OT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lan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5, 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P, OX</text:p>
          </table:table-cell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oe Is</text:p>
          </table:table-cell>
          <table:table-cell office:value-type="string" calcext:value-type="string">
            <text:p>EU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W, OY</text:p>
          </table:table-cell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EU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P-5Q, OU-OZ, XP</text:p>
          </table:table-cell>
          <table:table-cell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OC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2</text:p>
          </table:table-cell>
          <table:table-cell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pua Terr</text:p>
          </table:table-cell>
          <table:table-cell office:value-type="string" calcext:value-type="string">
            <text:p>OC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K9, P2</text:p>
          </table:table-cell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r New Guinea</text:p>
          </table:table-cell>
          <table:table-cell office:value-type="string" calcext:value-type="string">
            <text:p>OC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K9, P2</text:p>
          </table:table-cell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SA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4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Korea</text:p>
          </table:table-cell>
          <table:table-cell office:value-type="string" calcext:value-type="string">
            <text:p>AS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M, P5-P9</text:p>
          </table:table-cell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-PJ</text:p>
          </table:table-cell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SA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J2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h Antilles</text:p>
          </table:table-cell>
          <table:table-cell office:value-type="string" calcext:value-type="string">
            <text:p>SA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J4, PJ9, PJ2</text:p>
          </table:table-cell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aire</text:p>
          </table:table-cell>
          <table:table-cell office:value-type="string" calcext:value-type="string">
            <text:p>SA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J4</text:p>
          </table:table-cell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ba &amp; St Eustatiu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J6, PJ5</text:p>
          </table:table-cell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 Maarten, Saba, St Eu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J6-PJ8</text:p>
          </table:table-cell>
          <table:table-cell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 Maarten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J7</text:p>
          </table:table-cell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K1, PK2, PK3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atra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K4</text:p>
          </table:table-cell>
          <table:table-cell office:value-type="float" office:value="257" calcext:value-type="float">
            <text:p>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herlands Borneo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K5</text:p>
          </table:table-cell>
          <table:table-cell office:value-type="float" office:value="258" calcext:value-type="float">
            <text:p>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ebe &amp; Molucca Is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K6</text:p>
          </table:table-cell>
          <table:table-cell office:value-type="float" office:value="259" calcext:value-type="float">
            <text:p>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12, 13, 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P-PY, ZV-ZZ</text:p>
          </table:table-cell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nando de Noronha</text:p>
          </table:table-cell>
          <table:table-cell office:value-type="string" calcext:value-type="string">
            <text:p>SA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Y0ZF</text:p>
          </table:table-cell>
          <table:table-cell office:value-type="float" office:value="261" calcext:value-type="float">
            <text:p>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 Peter &amp; St Paul Rocks</text:p>
          </table:table-cell>
          <table:table-cell office:value-type="string" calcext:value-type="string">
            <text:p>SA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Y0ZP</text:p>
          </table:table-cell>
          <table:table-cell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ndade &amp; Martin Vaz Is</text:p>
          </table:table-cell>
          <table:table-cell office:value-type="string" calcext:value-type="string">
            <text:p>SA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Y0ZT</text:p>
          </table:table-cell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inam</text:p>
          </table:table-cell>
          <table:table-cell office:value-type="string" calcext:value-type="string">
            <text:p>SA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Z</text:p>
          </table:table-cell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z Josef Land</text:p>
          </table:table-cell>
          <table:table-cell office:value-type="string" calcext:value-type="string">
            <text:p>EU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K2, R1FJ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yj Vysotskij Is</text:p>
          </table:table-cell>
          <table:table-cell office:value-type="string" calcext:value-type="string">
            <text:p>EU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J1, R1MV</text:p>
          </table:table-cell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Sahara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0</text:p>
          </table:table-cell>
          <table:table-cell office:value-type="float" office:value="267" calcext:value-type="float">
            <text:p>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AS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2, S3</text:p>
          </table:table-cell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5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7</text:p>
          </table:table-cell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o Tome &amp; Principe</text:p>
          </table:table-cell>
          <table:table-cell office:value-type="string" calcext:value-type="string">
            <text:p>AF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9</text:p>
          </table:table-cell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EU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S, 8S, SA-SM</text:p>
          </table:table-cell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Z, HF, SN-SR</text:p>
          </table:table-cell>
          <table:table-cell office:value-type="float" office:value="273" calcext:value-type="float">
            <text:p>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AF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T-6U, ST, SS</text:p>
          </table:table-cell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ern Sudan</text:p>
          </table:table-cell>
          <table:table-cell office:value-type="string" calcext:value-type="string">
            <text:p>AF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T0</text:p>
          </table:table-cell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AF, AS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A-6B, SS, SU</text:p>
          </table:table-cell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4, SV-SZ</text:p>
          </table:table-cell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 Athos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Y2, SV_A</text:p>
          </table:table-cell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decanese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V5</text:p>
          </table:table-cell>
          <table:table-cell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te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V9</text:p>
          </table:table-cell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valu</text:p>
          </table:table-cell>
          <table:table-cell office:value-type="string" calcext:value-type="string">
            <text:p>OC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2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Kiribati</text:p>
          </table:table-cell>
          <table:table-cell office:value-type="string" calcext:value-type="string">
            <text:p>OC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30</text:p>
          </table:table-cell>
          <table:table-cell office:value-type="float" office:value="282" calcext:value-type="float">
            <text:p>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al Kiribati</text:p>
          </table:table-cell>
          <table:table-cell office:value-type="string" calcext:value-type="string">
            <text:p>OC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31</text:p>
          </table:table-cell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t Kiribati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61, 6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32</text:p>
          </table:table-cell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aba</text:p>
          </table:table-cell>
          <table:table-cell office:value-type="string" calcext:value-type="string">
            <text:p>OC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33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AF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5, 6O</text:p>
          </table:table-cell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AS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6, YA</text:p>
          </table:table-cell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7</text:p>
          </table:table-cell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OC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C6, T8</text:p>
          </table:table-cell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AS, EU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-TC, YM</text:p>
          </table:table-cell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EU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F</text:p>
          </table:table-cell>
          <table:table-cell office:value-type="float" office:value="291" calcext:value-type="float">
            <text:p>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D, TG</text:p>
          </table:table-cell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, TI</text:p>
          </table:table-cell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os I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9</text:p>
          </table:table-cell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AF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J</text:p>
          </table:table-cell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sic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K</text:p>
          </table:table-cell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al African Rep</text:p>
          </table:table-cell>
          <table:table-cell office:value-type="string" calcext:value-type="string">
            <text:p>AF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L</text:p>
          </table:table-cell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go</text:p>
          </table:table-cell>
          <table:table-cell office:value-type="string" calcext:value-type="string">
            <text:p>AF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N</text:p>
          </table:table-cell>
          <table:table-cell office:value-type="float" office:value="298" calcext:value-type="float">
            <text:p>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AF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</text:p>
          </table:table-cell>
          <table:table-cell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AF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T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ory Coast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U</text:p>
          </table:table-cell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Y</text:p>
          </table:table-cell>
          <table:table-cell office:value-type="float" office:value="302" calcext:value-type="float">
            <text:p>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Z</text:p>
          </table:table-cell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19, 20, 29, 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, RA-RZ, UA-UI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liningrad</text:p>
          </table:table-cell>
          <table:table-cell office:value-type="string" calcext:value-type="string">
            <text:p>EU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A2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ia (Asiatic)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20-26, 30-35, 75</text:p>
          </table:table-cell>
          <table:table-cell office:value-type="string" calcext:value-type="string">
            <text:p>16-19, 23</text:p>
          </table:table-cell>
          <table:table-cell office:value-type="string" calcext:value-type="string">
            <text:p>UA0, UA9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AS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J-UM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29-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-UQ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elo-Finnish Rep</text:p>
          </table:table-cell>
          <table:table-cell office:value-type="string" calcext:value-type="string">
            <text:p>EU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N1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EU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B, EM-EO, UR-UZ</text:p>
          </table:table-cell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igua, Barbud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2</text:p>
          </table:table-cell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3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 Kitts, Nevi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4</text:p>
          </table:table-cell>
          <table:table-cell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AF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5</text:p>
          </table:table-cell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nesia</text:p>
          </table:table-cell>
          <table:table-cell office:value-type="string" calcext:value-type="string">
            <text:p>OC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6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 Is</text:p>
          </table:table-cell>
          <table:table-cell office:value-type="string" calcext:value-type="string">
            <text:p>OC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KX6, V7</text:p>
          </table:table-cell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nei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8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2-04, 09, 75</text:p>
          </table:table-cell>
          <table:table-cell office:value-type="string" calcext:value-type="string">
            <text:p>01-05</text:p>
          </table:table-cell>
          <table:table-cell office:value-type="string" calcext:value-type="string">
            <text:p>CF-CK, CY-CZ, VA-VG, VO, VX-VY, XJ-XO</text:p>
          </table:table-cell>
          <table:table-cell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55, 58, 59</text:p>
          </table:table-cell>
          <table:table-cell office:value-type="string" calcext:value-type="string">
            <text:p>29, 30</text:p>
          </table:table-cell>
          <table:table-cell office:value-type="string" calcext:value-type="string">
            <text:p>AX, VH-VN, VZ, VK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d Is</text:p>
          </table:table-cell>
          <table:table-cell office:value-type="string" calcext:value-type="string">
            <text:p>AF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K0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quarie Is</text:p>
          </table:table-cell>
          <table:table-cell office:value-type="string" calcext:value-type="string">
            <text:p>OC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K0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os-Keeling Is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K9Y, VK9C</text:p>
          </table:table-cell>
          <table:table-cell office:value-type="float" office:value="322" calcext:value-type="float">
            <text:p>3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d Howe Is</text:p>
          </table:table-cell>
          <table:table-cell office:value-type="string" calcext:value-type="string">
            <text:p>OC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K9L</text:p>
          </table:table-cell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lish Reef</text:p>
          </table:table-cell>
          <table:table-cell office:value-type="string" calcext:value-type="string">
            <text:p>OC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K9Z, VK9M</text:p>
          </table:table-cell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folk Is</text:p>
          </table:table-cell>
          <table:table-cell office:value-type="string" calcext:value-type="string">
            <text:p>OC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K9N</text:p>
          </table:table-cell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s Is</text:p>
          </table:table-cell>
          <table:table-cell office:value-type="string" calcext:value-type="string">
            <text:p>OC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K9Z, VK9W</text:p>
          </table:table-cell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tmas Is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K9X</text:p>
          </table:table-cell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foundland, Labrador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VO</text:p>
          </table:table-cell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P2E</text:p>
          </table:table-cell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P2M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 Virgin I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P2V</text:p>
          </table:table-cell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ks &amp; Caicos I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P5</text:p>
          </table:table-cell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cairn Is</text:p>
          </table:table-cell>
          <table:table-cell office:value-type="string" calcext:value-type="string">
            <text:p>OC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R6, VP6</text:p>
          </table:table-cell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cie Is</text:p>
          </table:table-cell>
          <table:table-cell office:value-type="string" calcext:value-type="string">
            <text:p>OC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P6</text:p>
          </table:table-cell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kland Is</text:p>
          </table:table-cell>
          <table:table-cell office:value-type="string" calcext:value-type="string">
            <text:p>SA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P8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Georgia Is</text:p>
          </table:table-cell>
          <table:table-cell office:value-type="string" calcext:value-type="string">
            <text:p>SA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U_Z, VP8</text:p>
          </table:table-cell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Orkney Is</text:p>
          </table:table-cell>
          <table:table-cell office:value-type="string" calcext:value-type="string">
            <text:p>SA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U_Z, VP8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Sandwich Is</text:p>
          </table:table-cell>
          <table:table-cell office:value-type="string" calcext:value-type="string">
            <text:p>SA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U_Z, VP8</text:p>
          </table:table-cell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Shetland Is</text:p>
          </table:table-cell>
          <table:table-cell office:value-type="string" calcext:value-type="string">
            <text:p>SA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U_Z, CE9, HF0, R1AN, 4K1, VP8</text:p>
          </table:table-cell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P9</text:p>
          </table:table-cell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nzibar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5H1, VQ1</text:p>
          </table:table-cell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tish Somaliland</text:p>
          </table:table-cell>
          <table:table-cell office:value-type="string" calcext:value-type="string">
            <text:p>AF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Q6</text:p>
          </table:table-cell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gos</text:p>
          </table:table-cell>
          <table:table-cell office:value-type="string" calcext:value-type="string">
            <text:p>AF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Q9</text:p>
          </table:table-cell>
          <table:table-cell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dabra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Q9</text:p>
          </table:table-cell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roches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Q9</text:p>
          </table:table-cell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ar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Q9</text:p>
          </table:table-cell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AS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S6, VR2</text:p>
          </table:table-cell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aya</text:p>
          </table:table-cell>
          <table:table-cell office:value-type="string" calcext:value-type="string">
            <text:p>AS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M2, VS2</text:p>
          </table:table-cell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wak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S4</text:p>
          </table:table-cell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ria Muria Is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S9H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ran Is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O, VS9K</text:p>
          </table:table-cell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AS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T-8Y, AT-AW, VT-VW</text:p>
          </table:table-cell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aman &amp; Nicobar Is</text:p>
          </table:table-cell>
          <table:table-cell office:value-type="string" calcext:value-type="string">
            <text:p>AS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 VU4</text:p>
          </table:table-cell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shadweep Is</text:p>
          </table:table-cell>
          <table:table-cell office:value-type="string" calcext:value-type="string">
            <text:p>AS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U7</text:p>
          </table:table-cell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A-4C, 6D-6J, XA-XI</text:p>
          </table:table-cell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illa Gigedo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F4</text:p>
          </table:table-cell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XT</text:p>
          </table:table-cell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AS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U</text:p>
          </table:table-cell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os</text:p>
          </table:table-cell>
          <table:table-cell office:value-type="string" calcext:value-type="string">
            <text:p>AS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W</text:p>
          </table:table-cell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ao</text:p>
          </table:table-cell>
          <table:table-cell office:value-type="string" calcext:value-type="string">
            <text:p>AS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X9</text:p>
          </table:table-cell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anmar (Burma)</text:p>
          </table:table-cell>
          <table:table-cell office:value-type="string" calcext:value-type="string">
            <text:p>AS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Y-XZ</text:p>
          </table:table-cell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51, 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A-7I, 8A-8I, JZ, PK-PO, YB-YH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N, YI</text:p>
          </table:table-cell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uatu</text:p>
          </table:table-cell>
          <table:table-cell office:value-type="string" calcext:value-type="string">
            <text:p>OC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J</text:p>
          </table:table-cell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C, YK</text:p>
          </table:table-cell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EU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Q, YL</text:p>
          </table:table-cell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, H6-H7, YN</text:p>
          </table:table-cell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O-YR</text:p>
          </table:table-cell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U, YS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T-YU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SA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M, YV-YY</text:p>
          </table:table-cell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s I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V0</text:p>
          </table:table-cell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Z2</text:p>
          </table:table-cell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N5, Z3</text:p>
          </table:table-cell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sovo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6</text:p>
          </table:table-cell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string" calcext:value-type="string">
            <text:p>AF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Z8</text:p>
          </table:table-cell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A</text:p>
          </table:table-cell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raltar</text:p>
          </table:table-cell>
          <table:table-cell office:value-type="string" calcext:value-type="string">
            <text:p>EU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ZB</text:p>
          </table:table-cell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prus SBA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C</text:p>
          </table:table-cell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 No Borneo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ZC5</text:p>
          </table:table-cell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estine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X1, ZC6</text:p>
          </table:table-cell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d Coast, Togoland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ZD4</text:p>
          </table:table-cell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 Helena</text:p>
          </table:table-cell>
          <table:table-cell office:value-type="string" calcext:value-type="string">
            <text:p>AF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ZD7</text:p>
          </table:table-cell>
          <table:table-cell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ension Is</text:p>
          </table:table-cell>
          <table:table-cell office:value-type="string" calcext:value-type="string">
            <text:p>AF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ZD8</text:p>
          </table:table-cell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stan da Cunha &amp; Gough Is</text:p>
          </table:table-cell>
          <table:table-cell office:value-type="string" calcext:value-type="string">
            <text:p>AF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ZD9</text:p>
          </table:table-cell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yman I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F</text:p>
          </table:table-cell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kelau Is</text:p>
          </table:table-cell>
          <table:table-cell office:value-type="string" calcext:value-type="string">
            <text:p>OC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ZK3</text:p>
          </table:table-cell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OC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ZK-ZM</text:p>
          </table:table-cell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tham Is</text:p>
          </table:table-cell>
          <table:table-cell office:value-type="string" calcext:value-type="string">
            <text:p>OC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ZL7</text:p>
          </table:table-cell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madec Is</text:p>
          </table:table-cell>
          <table:table-cell office:value-type="string" calcext:value-type="string">
            <text:p>OC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ZL8</text:p>
          </table:table-cell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 Subarctic Is</text:p>
          </table:table-cell>
          <table:table-cell office:value-type="string" calcext:value-type="string">
            <text:p>OC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ZL9</text:p>
          </table:table-cell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SA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ZP</text:p>
          </table:table-cell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Africa</text:p>
          </table:table-cell>
          <table:table-cell office:value-type="string" calcext:value-type="string">
            <text:p>AF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5, S4, S8, V9, ZR-ZU</text:p>
          </table:table-cell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guin Is</text:p>
          </table:table-cell>
          <table:table-cell office:value-type="string" calcext:value-type="string">
            <text:p>AF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ZS0</text:p>
          </table:table-cell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 Edward &amp; Marion Is</text:p>
          </table:table-cell>
          <table:table-cell office:value-type="string" calcext:value-type="string">
            <text:p>AF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ZS8</text:p>
          </table:table-cell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vis Bay</text:p>
          </table:table-cell>
          <table:table-cell office:value-type="string" calcext:value-type="string">
            <text:p>AF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ZS9</text:p>
          </table:table-cell>
          <table:table-cell office:value-type="float" office:value="396" calcext:value-type="float">
            <text:p>39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FreeSans" fo:font-size="10pt" fo:language="de" fo:country="DE" style:font-name-asian="FreeSans1" style:font-size-asian="10pt" style:language-asian="zh" style:country-asian="CN" style:font-name-complex="Free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5T13:20:13.181168624</meta:creation-date>
    <dc:date>2023-01-15T19:28:50.495985305</dc:date>
    <meta:editing-duration>PT2H40M35S</meta:editing-duration>
    <meta:editing-cycles>6</meta:editing-cycles>
    <meta:generator>LibreOffice/7.4.3.2$Linux_X86_64 LibreOffice_project/40$Build-2</meta:generator>
    <meta:document-statistic meta:table-count="1" meta:cell-count="2377" meta:object-count="0"/>
  </office:meta>
</office:document-meta>
</file>